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7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 style:data-style-name="N100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 table:style-name="ce30" office:value-type="string" calcext:value-type="string" table:number-columns-spanned="3" table:number-rows-spanned="1">
            <text:p>Carmen Rosa farm</text:p>
          </table:table-cell>
          <table:covered-table-cell table:number-columns-repeated="2" table:style-name="ce1"/>
          <table:table-cell table:style-name="ce30" office:value-type="string" calcext:value-type="string" table:number-columns-spanned="3" table:number-rows-spanned="1">
            <text:p>Loreto far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Total data</text:p>
          </table:table-cell>
          <table:table-cell table:style-name="ce31" office:value-type="string" calcext:value-type="string">
            <text:p>Missing data</text:p>
          </table:table-cell>
          <table:table-cell table:style-name="ce31" office:value-type="string" calcext:value-type="string">
            <text:p>Missing data (%)</text:p>
          </table:table-cell>
          <table:table-cell table:style-name="ce31" office:value-type="string" calcext:value-type="string">
            <text:p>Total data</text:p>
          </table:table-cell>
          <table:table-cell table:style-name="ce31" office:value-type="string" calcext:value-type="string">
            <text:p>Missing data</text:p>
          </table:table-cell>
          <table:table-cell table:style-name="ce31" office:value-type="string" calcext:value-type="string">
            <text:p>Missing data (%)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Growing degree-day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171" calcext:value-type="float">
            <text:p>171</text:p>
          </table:table-cell>
          <table:table-cell table:style-name="ce35" table:formula="of:=[.D4]/[.C4]" office:value-type="percentage" office:value="0.0936473165388828" calcext:value-type="percentage">
            <text:p>9.4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Evapotranspiration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231" calcext:value-type="float">
            <text:p>231</text:p>
          </table:table-cell>
          <table:table-cell table:style-name="ce36" table:formula="of:=[.D5]/[.C5]" office:value-type="percentage" office:value="0.126506024096386" calcext:value-type="percentage">
            <text:p>12.7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13" calcext:value-type="float">
            <text:p>13</text:p>
          </table:table-cell>
          <table:table-cell table:style-name="ce36" table:formula="of:=[.G5]/[.F5]" office:value-type="percentage" office:value="0.0371428571428571" calcext:value-type="percentage">
            <text:p>3.7%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Temperature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171" calcext:value-type="float">
            <text:p>171</text:p>
          </table:table-cell>
          <table:table-cell table:style-name="ce36" table:formula="of:=[.D6]/[.C6]" office:value-type="percentage" office:value="0.0936473165388828" calcext:value-type="percentage">
            <text:p>9.4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Humidity</text:p>
          </table:table-cell>
          <table:table-cell table:style-name="ce29" office:value-type="float" office:value="1826" calcext:value-type="float">
            <text:p>1826</text:p>
          </table:table-cell>
          <table:table-cell table:style-name="ce34" office:value-type="float" office:value="171" calcext:value-type="float">
            <text:p>171</text:p>
          </table:table-cell>
          <table:table-cell table:style-name="ce37" table:formula="of:=[.D7]/[.C7]" office:value-type="percentage" office:value="0.0936473165388828" calcext:value-type="percentage">
            <text:p>9.4%</text:p>
          </table:table-cell>
          <table:table-cell table:style-name="ce29" office:value-type="float" office:value="350" calcext:value-type="float">
            <text:p>350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ce1" table:number-columns-repeated="5"/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2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float" office:value="0.9408691" calcext:value-type="float">
            <text:p>0.9408691</text:p>
          </table:table-cell>
          <table:table-cell office:value-type="float" office:value="0.9345216" calcext:value-type="float">
            <text:p>0.9345216</text:p>
          </table:table-cell>
          <table:table-cell office:value-type="float" office:value="0.9466188" calcext:value-type="float">
            <text:p>0.9466188</text:p>
          </table:table-cell>
          <table:table-cell/>
          <table:table-cell office:value-type="string" calcext:value-type="string">
            <text:p>Evapotranspiration </text:p>
          </table:table-cell>
          <table:table-cell office:value-type="float" office:value="0.8906526" calcext:value-type="float">
            <text:p>0.8906526</text:p>
          </table:table-cell>
          <table:table-cell office:value-type="float" office:value="0.8800909" calcext:value-type="float">
            <text:p>0.8800909</text:p>
          </table:table-cell>
          <table:table-cell office:value-type="float" office:value="0.9003363" calcext:value-type="float">
            <text:p>0.9003363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umidity </text:p>
          </table:table-cell>
          <table:table-cell office:value-type="float" office:value="0.7412522" calcext:value-type="float">
            <text:p>0.7412522</text:p>
          </table:table-cell>
          <table:table-cell office:value-type="float" office:value="0.7173052" calcext:value-type="float">
            <text:p>0.7173052</text:p>
          </table:table-cell>
          <table:table-cell office:value-type="float" office:value="0.7634997" calcext:value-type="float">
            <text:p>0.7634997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rowing degree-day</text:p>
          </table:table-cell>
          <table:table-cell office:value-type="float" office:value="0.9162715" calcext:value-type="float">
            <text:p>0.9162715</text:p>
          </table:table-cell>
          <table:table-cell office:value-type="float" office:value="0.9085242" calcext:value-type="float">
            <text:p>0.9085242</text:p>
          </table:table-cell>
          <table:table-cell office:value-type="float" office:value="0.9233903" calcext:value-type="float">
            <text:p>0.92339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apotranspiration </text:p>
          </table:table-cell>
          <table:table-cell office:value-type="float" office:value="0.8906526" calcext:value-type="float">
            <text:p>0.8906526</text:p>
          </table:table-cell>
          <table:table-cell office:value-type="float" office:value="0.8800909" calcext:value-type="float">
            <text:p>0.8800909</text:p>
          </table:table-cell>
          <table:table-cell office:value-type="float" office:value="0.9003363" calcext:value-type="float">
            <text:p>0.90033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office:value-type="float" office:value="0.9408691" calcext:value-type="float">
            <text:p>0.9408691</text:p>
          </table:table-cell>
          <table:table-cell office:value-type="float" office:value="0.9345216" calcext:value-type="float">
            <text:p>0.9345216</text:p>
          </table:table-cell>
          <table:table-cell office:value-type="float" office:value="0.9466188" calcext:value-type="float">
            <text:p>0.94661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umidity </text:p>
          </table:table-cell>
          <table:table-cell office:value-type="float" office:value="0.7412522" calcext:value-type="float">
            <text:p>0.7412522</text:p>
          </table:table-cell>
          <table:table-cell office:value-type="float" office:value="0.7173052" calcext:value-type="float">
            <text:p>0.7173052</text:p>
          </table:table-cell>
          <table:table-cell office:value-type="float" office:value="0.7634997" calcext:value-type="float">
            <text:p>0.763499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rowing degree-day</text:p>
          </table:table-cell>
          <table:table-cell office:value-type="float" office:value="0.9848088" calcext:value-type="float">
            <text:p>0.9848088</text:p>
          </table:table-cell>
          <table:table-cell office:value-type="float" office:value="0.9812635" calcext:value-type="float">
            <text:p>0.9812635</text:p>
          </table:table-cell>
          <table:table-cell office:value-type="float" office:value="0.9876875" calcext:value-type="float">
            <text:p>0.9876875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First variable selec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variables</text:p>
          </table:table-cell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Second variable selection (RFE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variables</text:p>
          </table:table-cell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Tuning Parameters RFE Cont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un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Numb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1 &amp; S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1">
            <text:p>Tuning Parameters RFE</text:p>
          </table:table-cell>
          <table:covered-table-cell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tric</text:p>
          </table:table-cell>
          <table:table-cell office:value-type="string" calcext:value-type="string">
            <text:p>siz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1 &amp; S2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12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RF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Total variabl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1 &amp; Sentinel-2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629" calcext:value-type="float">
            <text:p>8629</text:p>
          </table:table-cell>
          <table:table-cell office:value-type="float" office:value="0.8098" calcext:value-type="float">
            <text:p>0.8098</text:p>
          </table:table-cell>
          <table:table-cell office:value-type="float" office:value="7191" calcext:value-type="float">
            <text:p>7191</text:p>
          </table:table-cell>
          <table:table-cell office:value-type="float" office:value="5112" calcext:value-type="float">
            <text:p>5112</text:p>
          </table:table-cell>
          <table:table-cell office:value-type="float" office:value="0.2753" calcext:value-type="float">
            <text:p>0.2753</text:p>
          </table:table-cell>
          <table:table-cell office:value-type="float" office:value="3963" calcext:value-type="float">
            <text:p>39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72" calcext:value-type="float">
            <text:p>8472</text:p>
          </table:table-cell>
          <table:table-cell office:value-type="float" office:value="0.8212" calcext:value-type="float">
            <text:p>0.8212</text:p>
          </table:table-cell>
          <table:table-cell office:value-type="float" office:value="6892" calcext:value-type="float">
            <text:p>6892</text:p>
          </table:table-cell>
          <table:table-cell office:value-type="float" office:value="5286" calcext:value-type="float">
            <text:p>5286</text:p>
          </table:table-cell>
          <table:table-cell office:value-type="float" office:value="0.2573" calcext:value-type="float">
            <text:p>0.2573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590" calcext:value-type="float">
            <text:p>8590</text:p>
          </table:table-cell>
          <table:table-cell office:value-type="float" office:value="0.7663" calcext:value-type="float">
            <text:p>0.7663</text:p>
          </table:table-cell>
          <table:table-cell office:value-type="float" office:value="6912" calcext:value-type="float">
            <text:p>6912</text:p>
          </table:table-cell>
          <table:table-cell office:value-type="float" office:value="5805" calcext:value-type="float">
            <text:p>5805</text:p>
          </table:table-cell>
          <table:table-cell office:value-type="float" office:value="0.3051" calcext:value-type="float">
            <text:p>0.3051</text:p>
          </table:table-cell>
          <table:table-cell office:value-type="float" office:value="4444" calcext:value-type="float">
            <text:p>444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1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207" calcext:value-type="float">
            <text:p>9207</text:p>
          </table:table-cell>
          <table:table-cell office:value-type="float" office:value="0.7425" calcext:value-type="float">
            <text:p>0.7425</text:p>
          </table:table-cell>
          <table:table-cell office:value-type="float" office:value="7487" calcext:value-type="float">
            <text:p>7487</text:p>
          </table:table-cell>
          <table:table-cell office:value-type="float" office:value="5853" calcext:value-type="float">
            <text:p>5853</text:p>
          </table:table-cell>
          <table:table-cell office:value-type="float" office:value="0.285" calcext:value-type="float">
            <text:p>0.285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97" calcext:value-type="float">
            <text:p>9897</text:p>
          </table:table-cell>
          <table:table-cell office:value-type="float" office:value="0.6396" calcext:value-type="float">
            <text:p>0.6396</text:p>
          </table:table-cell>
          <table:table-cell office:value-type="float" office:value="7957" calcext:value-type="float">
            <text:p>7957</text:p>
          </table:table-cell>
          <table:table-cell office:value-type="float" office:value="6216" calcext:value-type="float">
            <text:p>6216</text:p>
          </table:table-cell>
          <table:table-cell office:value-type="float" office:value="0.3646" calcext:value-type="float">
            <text:p>0.3646</text:p>
          </table:table-cell>
          <table:table-cell office:value-type="float" office:value="4542" calcext:value-type="float">
            <text:p>45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768" calcext:value-type="float">
            <text:p>9768</text:p>
          </table:table-cell>
          <table:table-cell office:value-type="float" office:value="0.6541" calcext:value-type="float">
            <text:p>0.6541</text:p>
          </table:table-cell>
          <table:table-cell office:value-type="float" office:value="7843" calcext:value-type="float">
            <text:p>7843</text:p>
          </table:table-cell>
          <table:table-cell office:value-type="float" office:value="6611" calcext:value-type="float">
            <text:p>6611</text:p>
          </table:table-cell>
          <table:table-cell office:value-type="float" office:value="0.3577" calcext:value-type="float">
            <text:p>0.3577</text:p>
          </table:table-cell>
          <table:table-cell office:value-type="float" office:value="4884" calcext:value-type="float">
            <text:p>488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2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463" calcext:value-type="float">
            <text:p>8463</text:p>
          </table:table-cell>
          <table:table-cell office:value-type="float" office:value="0.8065" calcext:value-type="float">
            <text:p>0.8065</text:p>
          </table:table-cell>
          <table:table-cell office:value-type="float" office:value="7061" calcext:value-type="float">
            <text:p>7061</text:p>
          </table:table-cell>
          <table:table-cell office:value-type="float" office:value="4985" calcext:value-type="float">
            <text:p>4985</text:p>
          </table:table-cell>
          <table:table-cell office:value-type="float" office:value="0.2925" calcext:value-type="float">
            <text:p>0.2925</text:p>
          </table:table-cell>
          <table:table-cell office:value-type="float" office:value="3849" calcext:value-type="float">
            <text:p>38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71" calcext:value-type="float">
            <text:p>8571</text:p>
          </table:table-cell>
          <table:table-cell office:value-type="float" office:value="0.8369" calcext:value-type="float">
            <text:p>0.8369</text:p>
          </table:table-cell>
          <table:table-cell office:value-type="float" office:value="6966" calcext:value-type="float">
            <text:p>6966</text:p>
          </table:table-cell>
          <table:table-cell office:value-type="float" office:value="5359" calcext:value-type="float">
            <text:p>5359</text:p>
          </table:table-cell>
          <table:table-cell office:value-type="float" office:value="0.2259" calcext:value-type="float">
            <text:p>0.225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315" calcext:value-type="float">
            <text:p>8315</text:p>
          </table:table-cell>
          <table:table-cell office:value-type="float" office:value="0.83" calcext:value-type="float">
            <text:p>0.83</text:p>
          </table:table-cell>
          <table:table-cell office:value-type="float" office:value="6681" calcext:value-type="float">
            <text:p>6681</text:p>
          </table:table-cell>
          <table:table-cell office:value-type="float" office:value="5739" calcext:value-type="float">
            <text:p>5739</text:p>
          </table:table-cell>
          <table:table-cell office:value-type="float" office:value="0.23" calcext:value-type="float">
            <text:p>0.23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9:21:38.12813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5:58:26.312419956</meta:creation-date>
    <meta:editing-duration>PT15M38S</meta:editing-duration>
    <meta:editing-cycles>4</meta:editing-cycles>
    <meta:generator>LibreOffice/7.0.2.2$Linux_X86_64 LibreOffice_project/00$Build-2</meta:generator>
    <meta:initial-creator>Diego alonso Alarcón Díaz</meta:initial-creator>
    <dc:date>2021-09-06T19:30:15.576749798</dc:date>
    <dc:creator>Diego alonso Alarcón Díaz</dc:creator>
    <meta:document-statistic meta:table-count="2" meta:cell-count="237" meta:object-count="0"/>
  </office:meta>
</office:document-meta>
</file>